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b86" officeooo:paragraph-rsid="0016ab86"/>
    </style:style>
    <style:style style:name="P2" style:family="paragraph" style:parent-style-name="Standard">
      <style:paragraph-properties>
        <style:tab-stops>
          <style:tab-stop style:position="5.027cm"/>
        </style:tab-stops>
      </style:paragraph-properties>
      <style:text-properties officeooo:rsid="0016ab86" officeooo:paragraph-rsid="0016ab86"/>
    </style:style>
    <style:style style:name="P3" style:family="paragraph" style:parent-style-name="Standard">
      <style:paragraph-properties>
        <style:tab-stops>
          <style:tab-stop style:position="5.027cm"/>
        </style:tab-stops>
      </style:paragraph-properties>
      <style:text-properties officeooo:rsid="0016ab86" officeooo:paragraph-rsid="0016ab86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6ab86" officeooo:paragraph-rsid="0016ab8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5pt" fo:font-weight="bold" officeooo:rsid="0016ab86" officeooo:paragraph-rsid="0016ab86" style:font-size-asian="15pt" style:font-weight-asian="bold" style:font-size-complex="15pt" style:font-weight-complex="bold"/>
    </style:style>
    <style:style style:name="T1" style:family="text">
      <style:text-properties officeooo:rsid="00176991"/>
    </style:style>
    <style:style style:name="T2" style:family="text">
      <style:text-properties officeooo:rsid="00178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onzept Team_1</text:p>
      <text:p text:style-name="P1"/>
      <text:p text:style-name="P4">1. Organisations - Struktur</text:p>
      <text:p text:style-name="P1"/>
      <text:p text:style-name="P2">Michael Pfister:<text:tab/>Project-Leader, <text:span text:style-name="T1">Web-API</text:span></text:p>
      <text:p text:style-name="P2"/>
      <text:p text:style-name="P2">Brigitte Sacker:<text:tab/>Arbeitsjournal, <text:span text:style-name="T2">GUI-Design</text:span></text:p>
      <text:p text:style-name="P2"/>
      <text:p text:style-name="P2">Nick Riedle:<text:tab/><text:span text:style-name="T2">App-Programmierung</text:span></text:p>
      <text:p text:style-name="P2"/>
      <text:p text:style-name="P2">Mario Sollberger:<text:tab/><text:span text:style-name="T1">Doukmentation, GUI-Design</text:span></text:p>
      <text:p text:style-name="P2"/>
      <text:p text:style-name="P2">Reto Abderhalden:<text:tab/><text:span text:style-name="T2">App-Programmier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15:42.088000000</meta:creation-date>
    <dc:date>2019-06-24T11:53:10.325000000</dc:date>
    <meta:editing-duration>PT17M7S</meta:editing-duration>
    <meta:editing-cycles>1</meta:editing-cycles>
    <meta:document-statistic meta:table-count="0" meta:image-count="0" meta:object-count="0" meta:page-count="1" meta:paragraph-count="7" meta:word-count="24" meta:character-count="234" meta:non-whitespace-character-count="217"/>
    <meta:generator>LibreOffice/6.2.1.2$Windows_X86_64 LibreOffice_project/7bcb35dc3024a62dea0caee87020152d1ee96e71</meta:generator>
  </office:meta>
</office:document-meta>
</file>